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41.57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3.44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72mm" fo:margin-left="0.25mm" table:align="left"/>
    </style:style>
    <style:style style:name="Table2.A" style:family="table-column">
      <style:table-column-properties style:column-width="71.86mm"/>
    </style:style>
    <style:style style:name="Table2.B" style:family="table-column">
      <style:table-column-properties style:column-width="39.48mm"/>
    </style:style>
    <style:style style:name="Table2.C" style:family="table-column">
      <style:table-column-properties style:column-width="48.38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5.08mm" fo:keep-together="auto"/>
    </style:style>
    <style:style style:name="Table2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23.51mm" fo:keep-together="auto"/>
    </style:style>
    <style:style style:name="Table2.A3" style:family="table-cell">
      <style:table-cell-properties style:vertical-align="" fo:padding="0mm" fo:border-left="0.6pt solid #000001" fo:border-right="none" fo:border-top="none" fo:border-bottom="none"/>
    </style:style>
    <style:style style:name="Table2.B3" style:family="table-cell">
      <style:table-cell-properties style:vertical-align="" fo:padding="0mm" fo:border="none"/>
    </style:style>
    <style:style style:name="Table2.C3" style:family="table-cell">
      <style:table-cell-properties style:vertical-align="" fo:padding="0mm" fo:border-left="none" fo:border-right="0.6pt solid #000001" fo:border-top="none" fo:border-bottom="none"/>
    </style:style>
    <style:style style:name="Table2.A4" style:family="table-cell">
      <style:table-cell-properties style:vertical-align="middle" fo:padding="0mm" fo:border-left="0.6pt solid #000001" fo:border-right="0.6pt solid #000001" fo:border-top="none" fo:border-bottom="none"/>
    </style:style>
    <style:style style:name="Table2.5" style:family="table-row">
      <style:table-row-properties style:row-height="27.99mm" fo:keep-together="auto"/>
    </style:style>
    <style:style style:name="Table2.A5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2.B5" style:family="table-cell">
      <style:table-cell-properties style:vertical-align="" fo:padding="0mm" fo:border-left="none" fo:border-right="none" fo:border-top="none" fo:border-bottom="0.6pt solid #000001"/>
    </style:style>
    <style:style style:name="Table2.C5" style:family="table-cell">
      <style:table-cell-properties style:vertical-align="" fo:padding="0mm" fo:border-left="none" fo:border-right="0.6pt solid #000001" fo:border-top="none" fo:border-bottom="0.6pt solid #000001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3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Table4" style:family="table">
      <style:table-properties style:width="162.28mm" table:align="margins"/>
    </style:style>
    <style:style style:name="Table4.A" style:family="table-column">
      <style:table-column-properties style:column-width="81.14mm" style:rel-column-width="32767*"/>
    </style:style>
    <style:style style:name="Table4.B" style:family="table-column">
      <style:table-column-properties style:column-width="81.14mm" style:rel-column-width="32768*"/>
    </style:style>
    <style:style style:name="Table4.A1" style:family="table-cell">
      <style:table-cell-properties fo:padding="0.97mm" fo:border="none"/>
    </style:style>
    <style:style style:name="Table6" style:family="table">
      <style:table-properties style:width="160.74mm" fo:margin-left="0.48mm" table:align="left"/>
    </style:style>
    <style:style style:name="Table6.A" style:family="table-column">
      <style:table-column-properties style:column-width="130.85mm"/>
    </style:style>
    <style:style style:name="Table6.B" style:family="table-column">
      <style:table-column-properties style:column-width="2.65mm"/>
    </style:style>
    <style:style style:name="Table6.C" style:family="table-column">
      <style:table-column-properties style:column-width="27.25mm"/>
    </style:style>
    <style:style style:name="Table6.1" style:family="table-row">
      <style:table-row-properties style:row-height="0.76mm" fo:keep-together="auto"/>
    </style:style>
    <style:style style:name="Table6.A1" style:family="table-cell">
      <style:table-cell-properties style:vertical-align="" fo:padding="0mm" fo:border="none"/>
    </style:style>
    <style:style style:name="Table6.2" style:family="table-row">
      <style:table-row-properties style:row-height="34.17mm" fo:keep-together="auto"/>
    </style:style>
    <style:style style:name="Table6.A2" style:family="table-cell">
      <style:table-cell-properties style:vertical-align="" fo:background-color="transparent" fo:padding="0mm" fo:border="none">
        <style:background-image/>
      </style:table-cell-properties>
    </style:style>
    <style:style style:name="Table6.B2" style:family="table-cell">
      <style:table-cell-properties style:vertical-align="" fo:padding="0mm" fo:border-left="none" fo:border-right="1.25pt solid #000001" fo:border-top="none" fo:border-bottom="none"/>
    </style:style>
    <style:style style:name="Table6.C2" style:family="table-cell">
      <style:table-cell-properties style:vertical-align="middle" fo:padding="0mm" fo:border="none"/>
    </style:style>
    <style:style style:name="Table6.3" style:family="table-row">
      <style:table-row-properties style:row-height="6.6mm" fo:keep-together="auto"/>
    </style:style>
    <style:style style:name="Table6.C3" style:family="table-cell">
      <style:table-cell-properties style:vertical-align="" fo:padding="0mm" fo:border-left="none" fo:border-right="none" fo:border-top="1.25pt solid #000001" fo:border-bottom="none"/>
    </style:style>
    <style:style style:name="Table5" style:family="table">
      <style:table-properties style:width="159.83mm" fo:margin-left="0.25mm" table:align="left"/>
    </style:style>
    <style:style style:name="Table5.A" style:family="table-column">
      <style:table-column-properties style:column-width="71.86mm"/>
    </style:style>
    <style:style style:name="Table5.B" style:family="table-column">
      <style:table-column-properties style:column-width="39.48mm"/>
    </style:style>
    <style:style style:name="Table5.C" style:family="table-column">
      <style:table-column-properties style:column-width="48.49mm"/>
    </style:style>
    <style:style style:name="Table5.1" style:family="table-row">
      <style:table-row-properties style:row-height="25.84mm" fo:keep-together="auto"/>
    </style:style>
    <style:style style:name="Table5.A1" style:family="table-cell">
      <style:table-cell-properties style:vertical-align="" fo:padding="0mm" fo:border="0.6pt solid #000001"/>
    </style:style>
    <style:style style:name="Table5.2" style:family="table-row">
      <style:table-row-properties style:row-height="171.08mm" fo:keep-together="auto"/>
    </style:style>
    <style:style style:name="Table5.A2" style:family="table-cell">
      <style:table-cell-properties style:vertical-align="middle" fo:padding="0mm" fo:border-left="0.6pt solid #000001" fo:border-right="none" fo:border-top="0.6pt solid #000001" fo:border-bottom="0.6pt solid #000001"/>
    </style:style>
    <style:style style:name="Table5.B2" style:family="table-cell">
      <style:table-cell-properties style:vertical-align="" fo:padding="0mm" fo:border-left="0.6pt solid #000001" fo:border-right="none" fo:border-top="0.6pt solid #000001" fo:border-bottom="0.6pt solid #000001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P5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P8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9" style:family="paragraph" style:parent-style-name="Standard">
      <style:paragraph-properties fo:margin-left="0mm" fo:margin-right="0mm" fo:margin-top="0mm" fo:margin-bottom="0mm" fo:line-height="121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25mm" fo:language="en" fo:country="US" fo:font-style="italic" fo:font-weight="bold" style:font-size-asian="9.14999961853027pt" style:font-style-asian="italic" style:font-weight-asian="bold" style:font-size-complex="10.5pt" style:font-style-complex="italic" style:text-scale="100%"/>
    </style:style>
    <style:style style:name="P10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weight-complex="bold" style:text-scale="100%"/>
    </style:style>
    <style:style style:name="P11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font-weight-complex="bold" style:text-scale="100%"/>
    </style:style>
    <style:style style:name="P12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13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 style:text-scale="100%"/>
    </style:style>
    <style:style style:name="P14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Times New Roman1" fo:font-size="11.5pt" fo:letter-spacing="normal" fo:language="en" fo:country="GB" fo:font-style="normal" fo:font-weight="normal" style:font-size-asian="11.5pt" style:font-weight-asian="normal" style:font-name-complex="Arial" style:font-size-complex="11.5pt" style:font-weight-complex="normal" style:text-scale="100%"/>
    </style:style>
    <style:style style:name="P15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8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19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>
          <style:tab-stop style:position="39.74mm" style:type="right"/>
        </style:tab-stops>
      </style:paragraph-properties>
    </style:style>
    <style:style style:name="P2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1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  <style:text-properties fo:color="#000000" style:text-line-through-style="none" style:text-position="0% 100%" style:font-name="Times New Roman" fo:font-size="10.5pt" fo:letter-spacing="-0.18mm" fo:language="en" fo:country="US" fo:font-style="italic" fo:font-weight="bold" style:font-size-asian="10.5pt" style:font-style-asian="italic" style:font-weight-asian="bold" style:font-size-complex="10.5pt" style:font-style-complex="italic" style:text-scale="100%"/>
    </style:style>
    <style:style style:name="P22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23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28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29" style:family="paragraph" style:parent-style-name="Standard">
      <style:paragraph-properties fo:margin-top="0mm" fo:margin-bottom="6.14mm" fo:line-height="0.35mm"/>
    </style:style>
    <style:style style:name="P30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31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32" style:family="paragraph" style:parent-style-name="Standard">
      <style:paragraph-properties fo:margin-top="0mm" fo:margin-bottom="4.67mm" fo:line-height="0.35mm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34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5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text-line-through-style="none" style:text-position="0% 100%" style:font-name="Times New Roman1" fo:font-size="11.5pt" fo:letter-spacing="normal" fo:language="en" fo:country="GB" fo:font-style="normal" fo:font-weight="bold" style:font-size-asian="11.5pt" style:font-weight-asian="bold" style:font-name-complex="Arial" style:font-size-complex="11.5pt" style:font-weight-complex="bold" style:text-scale="100%"/>
    </style:style>
    <style:style style:name="P36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7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8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1.5pt" fo:letter-spacing="normal" fo:language="en" fo:country="US" style:font-size-asian="11.5pt" style:font-size-complex="11.5pt" style:text-scale="100%"/>
    </style:style>
    <style:style style:name="P39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40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41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1.5pt" fo:letter-spacing="normal" fo:language="en" fo:country="US" style:font-size-asian="11.5pt" style:font-size-complex="11.5pt" style:text-scale="100%"/>
    </style:style>
    <style:style style:name="P42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1" fo:font-size="11.5pt" fo:letter-spacing="0.07mm" fo:language="en" fo:country="US" style:font-size-asian="11.5pt" style:font-size-complex="11.5pt" style:text-scale="100%"/>
    </style:style>
    <style:style style:name="P43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5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46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47" style:family="paragraph" style:parent-style-name="Standard">
      <style:paragraph-properties fo:margin-left="1.98mm" fo:margin-right="0mm" fo:margin-top="1.27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bold" style:font-name-asian="Calibri" style:font-size-asian="8.5pt" style:language-asian="zh" style:country-asian="CN" style:font-weight-asian="bold" style:font-name-complex="Courier New" style:font-size-complex="16pt" style:text-scale="100%"/>
    </style:style>
    <style:style style:name="P48" style:family="paragraph" style:parent-style-name="Standard">
      <style:paragraph-properties fo:margin-left="1.98mm" fo:margin-right="0mm" fo:margin-top="1.27mm" fo:margin-bottom="0mm" fo:line-height="110%" fo:text-align="start" style:justify-single-word="false" fo:text-indent="0mm" style:auto-text-indent="false">
        <style:tab-stops>
          <style:tab-stop style:position="56.09mm"/>
        </style:tab-stops>
      </style:paragraph-properties>
      <style:text-properties fo:color="#000000" style:text-line-through-style="none" style:text-position="0% 100%" style:font-name="Times New Roman" fo:font-size="8.5pt" fo:letter-spacing="0.07mm" fo:language="en" fo:country="US" fo:font-weight="bold" style:font-name-asian="Calibri" style:font-size-asian="8.5pt" style:language-asian="zh" style:country-asian="CN" style:font-weight-asian="bold" style:font-name-complex="Courier New" style:font-size-complex="16pt" style:text-scale="100%"/>
    </style:style>
    <style:style style:name="P49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50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normal" style:font-size-asian="8.5pt" style:font-weight-asian="normal" style:font-weight-complex="normal" style:text-scale="100%"/>
    </style:style>
    <style:style style:name="P51" style:family="paragraph" style:parent-style-name="Standard" style:master-page-name="Standard">
      <style:paragraph-properties fo:margin-top="0.16mm" fo:margin-bottom="0mm" fo:line-height="0.35mm" style:page-number="auto"/>
    </style:style>
    <style:style style:name="P52" style:family="paragraph" style:parent-style-name="Standard" style:master-page-name="Standard">
      <style:paragraph-properties fo:margin-top="0.16mm" fo:margin-bottom="0mm" fo:line-height="0.35mm" style:page-number="auto" fo:break-before="page"/>
    </style:style>
    <style:style style:name="P53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54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5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56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57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</style:style>
    <style:style style:name="P58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6.74mm" style:auto-text-indent="false">
        <style:tab-stops>
          <style:tab-stop style:position="7.62mm" style:type="char" style:char="."/>
        </style:tab-stops>
      </style:paragraph-properties>
    </style:style>
    <style:style style:name="T1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4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5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6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7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name-asian="Calibri" style:font-size-asian="10.5pt" style:language-asian="zh" style:country-asian="CN" style:font-name-complex="Courier New" style:font-size-complex="16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2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5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T26" style:family="text">
      <style:text-properties fo:color="#000000" style:font-name="Times New Roman" fo:font-size="10.5pt" style:font-size-asian="10.5pt"/>
    </style:style>
    <style:style style:name="T27" style:family="text">
      <style:text-properties fo:color="#000000" style:font-name="Times New Roman"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28" style:family="text">
      <style:text-properties fo:font-variant="normal" fo:text-transform="none" fo:language="en" fo:country="GB" fo:font-style="normal" fo:font-weight="normal" style:font-weight-asian="normal" style:font-name-complex="Ari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letter-spacing="normal" style:font-name-asian="Calibri" style:language-asian="zh" style:country-asian="CN" style:font-name-complex="Courier New" style:font-size-complex="16pt"/>
    </style:style>
    <style:style style:name="T31" style:family="text">
      <style:text-properties fo:letter-spacing="normal" style:font-name-asian="Calibri" style:language-asian="zh" style:country-asian="CN" style:font-name-complex="Courier New" style:font-size-complex="16pt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25mm" svg:stroke-color="#000000" draw:stroke-linejoin="round" draw:fill="solid" draw:fill-color="#ffffff" fo:min-height="0mm" fo:min-width="0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1.02mm" svg:stroke-color="#000000" draw:stroke-linejoin="round" draw:fill="solid" draw:fill-color="#ffffff" fo:min-height="0mm" fo:min-width="0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9mm" svg:stroke-color="#000000" draw:stroke-linejoin="round" draw:fill="solid" draw:fill-color="#ffffff" fo:min-height="0mm" fo:min-width="0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2"><text:span text:style-name="T1">THE COMPANIES ACT<text:line-break/></text:span><text:span text:style-name="T2">(CHAPTER </text:span><text:span text:style-name="T3">50)</text:span></text:p>
            <text:p text:style-name="P4">Sections 146 (1), 173 (6) and 205</text:p>
            <text:p text:style-name="P18"><text:span text:style-name="T4">RETURN GIVING PARTICULARS IN<text:line-break/><text:line-break/>REGISTER OF DIRECTORS, MANAGERS,<text:line-break/><text:line-break/></text:span><text:span text:style-name="T5">SECRETARIES AND AUDITORS<text:line-break/><text:line-break/></text:span><text:span text:style-name="T4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FORM</text:p>
            <text:p text:style-name="P23">49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6">Folio No</text:p>
          </table:table-cell>
        </table:table-row>
      </table:table>
      <text:p text:style-name="P2"><text:span text:style-name="T8">Name of Company: </text:span><text:span text:style-name="T12"><text:placeholder text:placeholder-type="text">&lt;o.name&gt;</text:placeholder></text:span></text:p>
      <text:p text:style-name="P19"><text:span text:style-name="T9">Company No:<text:tab/></text:span><text:span text:style-name="T16"><text:placeholder text:placeholder-type="text">&lt;o.uen&gt;</text:placeholder></text:span></text:p>
      <text:p text:style-name="P26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6004371061" text:style-name="WWNum2">
              <text:list-item>
                <text:p text:style-name="P53">Name</text:p>
              </text:list-item>
              <text:list-item>
                <text:p text:style-name="P54">Residential Address</text:p>
              </text:list-item>
            </text:list>
          </table:table-cell>
          <table:table-cell table:style-name="Table2.A1" office:value-type="string">
            <text:list xml:id="list2027017755" text:continue-numbering="true" text:style-name="WWNum2">
              <text:list-item>
                <text:p text:style-name="P55">NRIC/Passport No</text:p>
              </text:list-item>
              <text:list-item>
                <text:p text:style-name="P56">Nationality</text:p>
              </text:list-item>
              <text:list-item>
                <text:p text:style-name="P56">Occupation</text:p>
              </text:list-item>
            </text:list>
          </table:table-cell>
          <table:table-cell table:style-name="Table2.A1" office:value-type="string">
            <text:list xml:id="list924090856" text:continue-numbering="true" text:style-name="WWNum2">
              <text:list-item>
                <text:p text:style-name="P57"><text:span text:style-name="T11">Nature of A</text:span><text:span text:style-name="T14">ppointment/ Change/Cessation and </text:span><text:span text:style-name="T10">Effective Date</text:span></text:p>
              </text:list-item>
            </text:list>
            <text:p text:style-name="P28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2.2">
          <table:table-cell table:style-name="Table2.A2" table:number-columns-spanned="3" office:value-type="string">
            <text:p text:style-name="P14"><text:placeholder text:placeholder-type="text">&lt;for each="line in get_1directorin1line(o.id)"&gt;</text:placeholder></text:p>
          </table:table-cell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35"><text:placeholder text:placeholder-type="text">&lt;line['name']&gt;</text:placeholder></text:p>
            <text:p text:style-name="P50"><text:placeholder text:placeholder-type="text">&lt;get_partner_street(line['id'])&gt;</text:placeholder></text:p>
            <text:p text:style-name="P49"><text:s text:c="2"/><text:span text:style-name="T29"><text:placeholder text:placeholder-type="text">&lt;get_partner_street2(line['id'])&gt;</text:placeholder></text:span></text:p>
            <text:p text:style-name="P48"><text:span text:style-name="T28"><text:placeholder text:placeholder-type="text">&lt;get_partner_country(line['id'])&gt;</text:placeholder></text:span><text:span text:style-name="T28"> </text:span><text:span text:style-name="T28"><text:placeholder text:placeholder-type="text">&lt;get_partner_zip(line['id'])&gt;</text:placeholder></text:span></text:p>
          </table:table-cell>
          <table:table-cell table:style-name="Table2.B3" office:value-type="string">
            <text:p text:style-name="P35"><text:placeholder text:placeholder-type="text">&lt;line['nric']&gt;</text:placeholder></text:p>
            <text:p text:style-name="P38">Singaporean</text:p>
            <text:p text:style-name="P38">Director</text:p>
          </table:table-cell>
          <table:table-cell table:style-name="Table2.C3" office:value-type="string">
            <text:p text:style-name="P41">Appointed with effect from</text:p>
            <text:p text:style-name="P42">date of incorporation</text:p>
          </table:table-cell>
        </table:table-row>
        <table:table-row table:style-name="Table2.2">
          <table:table-cell table:style-name="Table2.A4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46"><text:placeholder text:placeholder-type="text">&lt;get_secretary(o.id)&gt;</text:placeholder></text:p>
            <text:p text:style-name="P50"><text:placeholder text:placeholder-type="text">&lt;get_partner_street(get_secretary_id(o.id))&gt;</text:placeholder></text:p>
            <text:p text:style-name="P49"><text:s text:c="2"/><text:span text:style-name="T29"><text:placeholder text:placeholder-type="text">&lt;get_partner_street2(get_secretary_id(o.id))&gt;</text:placeholder></text:span></text:p>
            <text:p text:style-name="P47"><text:span text:style-name="T29"><text:placeholder text:placeholder-type="text">&lt;get_partner_country(get_secretary_id(o.id))&gt;</text:placeholder></text:span><text:span text:style-name="T29"> </text:span><text:span text:style-name="T29"><text:placeholder text:placeholder-type="text">&lt;get_partner_zip(get_secretary_id(o.id))&gt;</text:placeholder></text:span></text:p>
          </table:table-cell>
          <table:table-cell table:style-name="Table2.B5" office:value-type="string">
            <text:p text:style-name="P45"><text:s text:c="2"/><text:placeholder text:placeholder-type="text">&lt;get_secretary_nric(o.id)&gt;</text:placeholder></text:p>
            <text:p text:style-name="P37">Singaporean</text:p>
            <text:p text:style-name="P36">Company Secretary</text:p>
          </table:table-cell>
          <table:table-cell table:style-name="Table2.C5" office:value-type="string">
            <text:p text:style-name="P39">Appointed with effect from</text:p>
            <text:p text:style-name="P40">date of incorporation</text:p>
          </table:table-cell>
        </table:table-row>
      </table:table>
      <text:p text:style-name="P2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0"><text:span text:style-name="T26">Dated </text:span><text:span text:style-name="T27"><text:placeholder text:placeholder-type="text">&lt;get_datenow()&gt;</text:placeholder></text:span></text:p>
            <text:p text:style-name="P30"><text:span text:style-name="T17">This Form consists of this page </text:span><text:span text:style-name="T14">*and <text:s/>-<text:tab/></text:span><text:span text:style-name="T8">continuation sheet(s).</text:span></text:p>
          </table:table-cell>
          <table:table-cell table:style-name="Table3.A1" office:value-type="string">
            <text:p text:style-name="P31"><text:span text:style-name="T14">Signature</text:span><text:span text:style-name="T24">.</text:span></text:p>
            <text:p text:style-name="P43"/>
            <text:p text:style-name="P1"><text:span text:style-name="T11">Name of *Director/Strmary</text:span><text:span text:style-name="T25">.</text:span><text:span text:style-name="T13"><text:placeholder text:placeholder-type="text">&lt;get_director1(o.id)['name']&gt;</text:placeholder></text:span></text:p>
          </table:table-cell>
        </table:table-row>
      </table:table>
      <text:p text:style-name="P32"/>
      <text:p text:style-name="P7">*Delete where inapplicable.</text:p>
      <text:p text:style-name="P27">tlnsert headings, ie, Directors, Managers, Secretaries or Auditors</text:p>
      <text:p text:style-name="P22"><text:span text:style-name="T21">Note: Attach Annexes for particulars of other directorships of public companies or their subsidiaries in Singapore. Changes in respect </text:span><text:span text:style-name="T22">of NRICIPassport No and address notified herein will be updated by the Registry in all other companies of which the above persons are </text:span><text:span text:style-name="T23">officers and shareholders. Auditors need only give their firm's name addres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<text:span text:style-name="T18">Lodged in the office of the Registrar of Companies &amp; </text:span><text:span text:style-name="T15">Businesses by</text:span></text:p>
            <text:p text:style-name="P24">Name:</text:p>
            <text:p text:style-name="P17">Address:</text:p>
            <text:p text:style-name="P20"><text:span text:style-name="T19">A/c No:<text:tab/></text:span><text:span text:style-name="T14">Tel No:</text:span></text:p>
            <text:p text:style-name="P44">Fax No: </text:p>
          </table:table-cell>
          <table:table-cell table:style-name="Table4.A1" office:value-type="string">
            <text:p text:style-name="P15">For Official Use</text:p>
            <text:p text:style-name="P33"><text:span text:style-name="T20">Date of Registration: </text:span><text:span text:style-name="T14">Receipt No:</text:span></text:p>
            <text:p text:style-name="P25">Checked By:</text:p>
          </table:table-cell>
        </table:table-row>
      </table:table>
      <text:p text:style-name="Standard"/>
      <text:p text:style-name="P52"><draw:custom-shape text:anchor-type="paragraph" draw:z-index="4" draw:style-name="gr4" svg:width="0.03mm" svg:height="0.03mm" svg:x="-72.85mm" svg:y="-72.85mm"><text:p/><draw:enhanced-geometry draw:type="0"/></draw:custom-shape><draw:custom-shape text:anchor-type="paragraph" draw:z-index="5" draw:style-name="gr4" svg:width="0.03mm" svg:height="0.03mm" svg:x="-72.85mm" svg:y="-72.85mm"><text:p/><draw:enhanced-geometry draw:type="0"/></draw:custom-shape><draw:custom-shape text:anchor-type="paragraph" draw:z-index="6" draw:style-name="gr5" svg:width="0.03mm" svg:height="0.03mm" svg:x="-72.85mm" svg:y="-72.85mm"><text:p/><draw:enhanced-geometry draw:type="0"/></draw:custom-shape><draw:custom-shape text:anchor-type="paragraph" draw:z-index="7" draw:style-name="gr6" svg:width="0.03mm" svg:height="0.03mm" svg:x="-72.85mm" svg:y="-72.85mm"><text:p/><draw:enhanced-geometry draw:type="0"/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</table:table-row>
        <table:table-row table:style-name="Table6.2">
          <table:table-cell table:style-name="Table6.A2" table:number-rows-spanned="2" office:value-type="string">
            <text:p text:style-name="P9">Form 49 Continuation Sheet ______</text:p>
            <text:p text:style-name="P9">(Blank Continuation Sheet need not be lodged)</text:p>
            <text:p text:style-name="P9"/>
            <text:p text:style-name="P9"/>
            <text:p text:style-name="P10">Name of Company: <text:span text:style-name="T30"><text:placeholder text:placeholder-type="text">&lt;o.name&gt;</text:placeholder></text:span></text:p>
            <text:p text:style-name="P11"/>
            <text:p text:style-name="P21">Company No:<text:tab/><text:span text:style-name="T31"><text:placeholder text:placeholder-type="text">&lt;o.uen&gt;</text:placeholder></text:span></text:p>
          </table:table-cell>
          <table:table-cell table:style-name="Table6.B2" office:value-type="string">
            <text:p text:style-name="Standard"/>
          </table:table-cell>
          <table:table-cell table:style-name="Table6.C2" office:value-type="string">
            <text:p text:style-name="P5">FORM</text:p>
            <text:p text:style-name="P23">49</text:p>
          </table:table-cell>
        </table:table-row>
        <table:table-row table:style-name="Table6.3">
          <table:covered-table-cell/>
          <table:table-cell table:style-name="Table6.A1" office:value-type="string">
            <text:p text:style-name="Standard"/>
          </table:table-cell>
          <table:table-cell table:style-name="Table6.C3" office:value-type="string">
            <text:p text:style-name="P6">Folio No</text:p>
          </table:table-cell>
        </table:table-row>
      </table:table>
      <text:p text:style-name="P8"/>
      <text:p text:style-name="P26">The *particulars/changes of particulars are as follow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863099275" text:continue-list="list924090856" text:style-name="WWNum2">
              <text:list-item text:start-value="1">
                <text:p text:style-name="P53">Name</text:p>
              </text:list-item>
              <text:list-item>
                <text:p text:style-name="P54">Residential Address</text:p>
              </text:list-item>
            </text:list>
          </table:table-cell>
          <table:table-cell table:style-name="Table5.A1" office:value-type="string">
            <text:list xml:id="list135751673" text:continue-numbering="true" text:style-name="WWNum2">
              <text:list-item>
                <text:p text:style-name="P55">NRIC/Passport No</text:p>
              </text:list-item>
              <text:list-item>
                <text:p text:style-name="P56">Nationality</text:p>
              </text:list-item>
              <text:list-item>
                <text:p text:style-name="P56">Occupation</text:p>
              </text:list-item>
            </text:list>
          </table:table-cell>
          <table:table-cell table:style-name="Table5.A1" office:value-type="string">
            <text:list xml:id="list1320499736" text:continue-numbering="true" text:style-name="WWNum2">
              <text:list-item>
                <text:p text:style-name="P58"><text:span text:style-name="T14">Nature of Appointment/ Change/Cessation and </text:span><text:span text:style-name="T10">Effective Date</text:span></text:p>
              </text:list-item>
            </text:list>
            <text:p text:style-name="P28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5.2">
          <table:table-cell table:style-name="Table5.A2" office:value-type="string">
            <text:p text:style-name="P34"/>
          </table:table-cell>
          <table:table-cell table:style-name="Table5.B2" office:value-type="string">
            <text:p text:style-name="P3"/>
            <text:p text:style-name="P45"><text:s/></text:p>
          </table:table-cell>
          <table:table-cell table:style-name="Table5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1.14mm" style:type="center"/>
          <style:tab-stop style:position="162.28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2mm" fo:margin-bottom="5.06mm" fo:margin-left="24.54mm" fo:margin-right="23.41mm" style:writing-mode="lr-tb" style:layout-grid-color="#c0c0c0" style:layout-grid-lines="277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1T19:57:53</dc:date>
    <dc:creator>phung11764 </dc:creator>
    <meta:editing-duration>PT14M32S</meta:editing-duration>
    <meta:editing-cycles>51</meta:editing-cycles>
    <meta:document-statistic meta:table-count="6" meta:image-count="0" meta:object-count="0" meta:page-count="2" meta:paragraph-count="67" meta:word-count="283" meta:character-count="2237" meta:non-whitespace-character-count="2020"/>
  </office:meta>
</office:document-meta>
</file>